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e47e3"/>
    </style:style>
    <style:style style:name="P2" style:family="paragraph" style:parent-style-name="Standard">
      <style:paragraph-properties fo:text-align="start" style:justify-single-word="false" style:writing-mode="lr-tb"/>
      <style:text-properties fo:font-size="12pt" fo:font-style="normal" fo:font-weight="normal" officeooo:rsid="000b7be2" officeooo:paragraph-rsid="001e47e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writing-mode="lr-tb"/>
      <style:text-properties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e47e3" style:font-size-asian="12pt" style:font-weight-asian="normal" style:font-size-complex="12pt" style:font-weight-complex="normal"/>
    </style:style>
    <style:style style:name="T3" style:family="text">
      <style:text-properties fo:font-size="12pt" fo:font-weight="normal" officeooo:rsid="00130528" style:font-size-asian="12pt" style:font-weight-asian="normal" style:font-size-complex="12pt" style:font-weight-complex="normal"/>
    </style:style>
    <style:style style:name="T4" style:family="text">
      <style:text-properties fo:font-size="12pt" fo:font-weight="normal" officeooo:rsid="000b7be2"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0b7be2" style:font-size-asian="12pt" style:font-style-asian="normal" style:font-weight-asian="normal" style:font-size-complex="12pt" style:font-style-complex="normal" style:font-weight-complex="normal"/>
    </style:style>
    <style:style style:name="T7" style:family="text">
      <style:text-properties officeooo:rsid="001f437a"/>
    </style:style>
    <style:style style:name="T8" style:family="text">
      <style:text-properties fo:font-weight="normal" officeooo:rsid="001f437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flanzen benötigen verschiedene Nährstoffe, um wachsen und sich entwickeln zu können. Diese</text:span><text:span text:style-name="T2"> </text:span><text:span text:style-name="T1"><text:s/>werden anhand ihres Mengenbedarfs in </text:span><text:span text:style-name="Strong_20_Emphasis"><text:span text:style-name="T1">Makronährstoffe</text:span></text:span><text:span text:style-name="T1"> und </text:span><text:span text:style-name="Strong_20_Emphasis"><text:span text:style-name="T1">Mikronährstoffe</text:span></text:span><text:span text:style-name="T1"> eingeteilt. Während Makronährstoffe wie Kalium, Stickstoff oder Phosphor in größeren Mengen aufgenommen werden </text:span><text:span text:style-name="T3">(&gt;</text:span><text:span text:style-name="T1">20 </text:span><text:span text:style-name="T4">mg/l) (Buch strasburger lehrbuch der Botanik) </text:span><text:span text:style-name="T1">genügen bei Mikronährstoffen wie Eisen oder Zink bereits kleinste Konzentrationen. Beide Gruppen sind jedoch essenziell für lebenswichtige </text:span><text:span text:style-name="T5">Prozesse in der Pflanze. </text:span><text:span text:style-name="T6">(Marschner’s Mineral Nutrition of Higher Plants Third Edition)</text:span></text:p>
      <text:p text:style-name="P2"/>
      <text:p text:style-name="P3">Kalium (K⁺) ist ein essenzieller Makronährstoff und das mengenmäßig häufigste Kation in Pflanzenzellen. Trotz stark schwankender Konzentrationen in der Bodenlösung (0,01–20 mM) halten Pflanzen im Zytoplasma eine konstante Konzentration von etwa 80–100 mM aufrecht (Rodriguez-Navarro, 2000). Zusätzlich wird Kalium in großen Mengen in den Vakuolen gespeichert – häufig über den reinen Nährstoffbedarf hinaus. Dadurch kann K⁺ bis zu 10 % der Trockensubstanz ausmachen und liegt oft über den ca. 2 %, die für nahezu maximales Wachstum erforderlich sind (White &amp; Karley, 2010). </text:p>
      <text:p text:style-name="P3">Zwischen dem Kaliumgehalt im Gewebe und dem Pflanzenwachstum besteht eine steile, kurvenförmige Beziehung. Eine kritische Konzentration ermöglicht etwa 90 % des maximalen Ertrags. Oberhalb dieses Wertes bleibt zusätzlich aufgenommenes Kalium ohne Einfluss, während bei niedrigeren Konzentrationen das Wachstum stark abnimmt. <text:span text:style-name="T7">(</text:span><text:span text:style-name="Strong_20_Emphasis"><text:span text:style-name="T8">Regulation of K⁺ Nutrition in Plants</text:span></text:span><text:span text:style-name="T7"> (Frontiers in Plant Science, Ragel et al., 2019))</text:span></text:p>
      <text:p text:style-name="P3"/>
      <text:p text:style-name="P3"><text:span text:style-name="T7">Kalium </text:span>wird nicht in organische Verbindungen eingebaut, sondern verbleibt als frei bewegliches, lösliches Ion im Zellsaft. <text:span text:style-name="T7">Da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1:15:27.211173500</meta:creation-date>
    <dc:date>2025-08-05T12:15:30.476379800</dc:date>
    <meta:editing-duration>PT16M4S</meta:editing-duration>
    <meta:editing-cycles>3</meta:editing-cycles>
    <meta:generator>LibreOffice/25.2.5.2$Windows_X86_64 LibreOffice_project/03d19516eb2e1dd5d4ccd751a0d6f35f35e08022</meta:generator>
    <meta:document-statistic meta:table-count="0" meta:image-count="0" meta:object-count="0" meta:page-count="1" meta:paragraph-count="4" meta:word-count="223" meta:character-count="1667" meta:non-whitespace-character-count="1446"/>
  </office:meta>
</office:document-meta>
</file>